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2329" officeooo:paragraph-rsid="00152329"/>
    </style:style>
    <style:style style:name="P2" style:family="paragraph" style:parent-style-name="Standard">
      <style:text-properties officeooo:rsid="00188c35" officeooo:paragraph-rsid="00188c35"/>
    </style:style>
    <style:style style:name="P3" style:family="paragraph" style:parent-style-name="Standard">
      <style:text-properties officeooo:rsid="001924b1" officeooo:paragraph-rsid="001924b1"/>
    </style:style>
    <style:style style:name="P4" style:family="paragraph" style:parent-style-name="Standard">
      <style:text-properties officeooo:rsid="0019dd92" officeooo:paragraph-rsid="0019dd92"/>
    </style:style>
    <style:style style:name="P5" style:family="paragraph" style:parent-style-name="Standard">
      <style:text-properties officeooo:rsid="001b6222" officeooo:paragraph-rsid="001b6222"/>
    </style:style>
    <style:style style:name="P6" style:family="paragraph" style:parent-style-name="Standard">
      <style:text-properties officeooo:rsid="001cd41c" officeooo:paragraph-rsid="001cd41c"/>
    </style:style>
    <style:style style:name="P7" style:family="paragraph" style:parent-style-name="Standard">
      <style:paragraph-properties fo:break-before="page"/>
      <style:text-properties officeooo:rsid="00152329" officeooo:paragraph-rsid="00152329"/>
    </style:style>
    <style:style style:name="P8" style:family="paragraph" style:parent-style-name="Standard">
      <style:text-properties officeooo:rsid="001cd41c" officeooo:paragraph-rsid="001cd41c"/>
    </style:style>
    <style:style style:name="P9" style:family="paragraph" style:parent-style-name="Standard">
      <style:text-properties officeooo:rsid="001e75a9" officeooo:paragraph-rsid="001e75a9"/>
    </style:style>
    <style:style style:name="P10" style:family="paragraph">
      <style:paragraph-properties fo:text-align="center"/>
    </style:style>
    <style:style style:name="T1" style:family="text">
      <style:text-properties officeooo:rsid="00188c35"/>
    </style:style>
    <style:style style:name="T2" style:family="text">
      <style:text-properties officeooo:rsid="001924b1"/>
    </style:style>
    <style:style style:name="T3" style:family="text">
      <style:text-properties officeooo:rsid="001cd41c"/>
    </style:style>
    <style:style style:name="gr1" style:family="graphic">
      <style:graphic-properties draw:textarea-horizontal-align="justify" draw:textarea-vertical-align="middle" draw:auto-grow-height="false" fo:min-height="0.678in" fo:min-width="1.6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3772in" fo:min-width="1.31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2945in" fo:min-width="1.24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3618in" fo:min-width="1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3311in" fo:min-width="1.6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3327in" fo:min-width="1.27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4236in" fo:min-width="1.5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2807in" fo:min-width="1.4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.3866in" fo:min-width="1.5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0.339in" fo:min-width="1.4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322in" fo:min-width="1.7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0.3835in" fo:min-width="1.6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4417in" fo:min-width="1.8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0.5654in" fo:min-width="2.2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0.3866in" fo:min-width="1.2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0.3591in" fo:min-width="1.2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justify" draw:textarea-vertical-align="middle" draw:auto-grow-height="false" fo:min-height="0.4992in" fo:min-width="2.1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justify" draw:textarea-vertical-align="middle" draw:auto-grow-height="false" fo:min-height="0.35in" fo:min-width="1.6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textarea-horizontal-align="justify" draw:textarea-vertical-align="middle" draw:auto-grow-height="false" fo:min-height="0.4965in" fo:min-width="1.9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justify" draw:textarea-vertical-align="middle" draw:auto-grow-height="false" fo:min-height="0.4874in" fo:min-width="1.8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textarea-horizontal-align="justify" draw:textarea-vertical-align="middle" draw:auto-grow-height="false" fo:min-height="0.4138in" fo:min-width="2.0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textarea-horizontal-align="justify" draw:textarea-vertical-align="middle" draw:auto-grow-height="false" fo:min-height="0.6028in" fo:min-width="1.5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textarea-horizontal-align="justify" draw:textarea-vertical-align="middle" draw:auto-grow-height="false" fo:min-height="0.5063in" fo:min-width="1.57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textarea-horizontal-align="justify" draw:textarea-vertical-align="middle" draw:auto-grow-height="false" fo:min-height="0.6807in" fo:min-width="2.1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textarea-horizontal-align="justify" draw:textarea-vertical-align="middle" draw:auto-grow-height="false" fo:min-height="0.6535in" fo:min-width="1.9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draw:text-style-name="P10" svg:width="1.6776in" svg:height="0.7504in" svg:x="2.2335in" svg:y="2.6402in"><text:p text:style-name="P10">Ethereum Network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2" draw:style-name="gr2" svg:width="1.313in" svg:height="0.4276in" svg:x="0.952in" svg:y="1.7547in"><text:p><text:s text:c="2"/>BetCoin Contract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2" draw:name="Shape3" draw:style-name="gr3" svg:width="1.7606in" svg:height="0.4169in" svg:x="0.0252in" svg:y="0.8382in"><text:p>Dealer creates RAM</text:p><text:p>Toke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" draw:name="Shape4" draw:style-name="gr4" draw:text-style-name="P10" svg:x1="0.8165in" svg:y1="1.2547in" svg:x2="1.3165in" svg:y2="1.7547in"><text:p/></draw:line><draw:line text:anchor-type="paragraph" draw:z-index="4" draw:name="Shape5" draw:style-name="gr4" draw:text-style-name="P10" svg:x1="1.5772in" svg:y1="2.1819in" svg:x2="2.2335in" svg:y2="2.7028in"><text:p/></draw:line><draw:custom-shape text:anchor-type="paragraph" draw:z-index="5" draw:name="Shape6" draw:style-name="gr5" svg:width="1.7815in" svg:height="0.5106in" svg:x="3.5146in" svg:y="0.7236in"><text:p>Digital waller holder</text:p><text:p>Apply for ICO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7" draw:style-name="gr6" svg:width="1.6669in" svg:height="0.3752in" svg:x="3.2854in" svg:y="1.7756in"><text:p>ICORegitration contract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7" draw:name="Shape8" draw:style-name="gr4" draw:text-style-name="P10" svg:x1="4.848in" svg:y1="1.2339in" svg:x2="4.5146in" svg:y2="1.7756in"><text:p/></draw:line><draw:line text:anchor-type="paragraph" draw:z-index="8" draw:name="Shape9" draw:style-name="gr4" draw:text-style-name="P10" svg:x1="4.2331in" svg:y1="2.1508in" svg:x2="3.702in" svg:y2="2.6406in"><text:p/></draw:line><draw:custom-shape text:anchor-type="paragraph" draw:z-index="9" draw:name="Shape10" draw:style-name="gr7" svg:width="1.8024in" svg:height="0.4689in" svg:x="-0.0583in" svg:y="5.0673in"><text:p>Dealer approves ICO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Shape11" draw:style-name="gr8" svg:width="1.5835in" svg:height="0.4795in" svg:x="0.9102in" svg:y="4.0571in"><text:p>BetCoin <text:s/>Contract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11" draw:name="Shape12" draw:style-name="gr4" draw:text-style-name="P10" svg:x1="0.6189in" svg:y1="5.0673in" svg:x2="1.2441in" svg:y2="4.5362in"><text:p/></draw:line><draw:line text:anchor-type="paragraph" draw:z-index="12" draw:name="Shape13" draw:style-name="gr4" draw:text-style-name="P10" svg:x1="1.7228in" svg:y1="4.0567in" svg:x2="2.3791in" svg:y2="3.3902in"><text:p/></draw:line><draw:custom-shape text:anchor-type="paragraph" draw:z-index="13" draw:name="Shape14" draw:style-name="gr9" svg:width="2.0732in" svg:height="0.3961in" svg:x="2.4417in" svg:y="5.1193in"><text:p>Dealer start a wag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15" draw:style-name="gr10" svg:width="1.5835in" svg:height="0.4378in" svg:x="2.7543in" svg:y="4.0882in"><text:p>Wager Contract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15" draw:name="Shape16" draw:style-name="gr4" draw:text-style-name="P10" svg:x1="3.7232in" svg:y1="5.1193in" svg:x2="3.598in" svg:y2="4.5256in"><text:p/></draw:line><draw:line text:anchor-type="paragraph" draw:z-index="16" draw:name="Shape17" draw:style-name="gr4" draw:text-style-name="P10" svg:x1="3.4106in" svg:y1="4.0882in" svg:x2="3.2126in" svg:y2="3.3902in"><text:p/></draw:line><draw:custom-shape text:anchor-type="paragraph" draw:z-index="17" draw:name="Shape18" draw:style-name="gr11" svg:width="1.9898in" svg:height="0.4795in" svg:x="5.6291in" svg:y="1.5984in"><text:p>Community user can bid </text:p><text:p>on a wag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Shape19" draw:style-name="gr12" svg:width="1.7398in" svg:height="0.365in" svg:x="4.6602in" svg:y="2.6717in"><text:p>Wager Contract &amp; BetCoin</text:p><text:p>Contract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19" draw:name="Shape20" draw:style-name="gr4" draw:text-style-name="P10" svg:x1="6.2232in" svg:y1="2.078in" svg:x2="5.6189in" svg:y2="2.6717in"><text:p/></draw:line><draw:line text:anchor-type="paragraph" draw:z-index="20" draw:name="Shape21" draw:style-name="gr4" draw:text-style-name="P10" svg:x1="4.6602in" svg:y1="2.8382in" svg:x2="3.9102in" svg:y2="2.8693in"><text:p/></draw:line><draw:custom-shape text:anchor-type="paragraph" draw:z-index="21" draw:name="Shape22" draw:style-name="gr13" svg:width="2.313in" svg:height="0.5421in" svg:x="5.2646in" svg:y="4.9528in"><text:p>Dealer closes the wager and</text:p><text:p>Award winning bids</text:p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Shape23" draw:style-name="gr14" svg:width="1.8441in" svg:height="0.5004in" svg:x="5.0457in" svg:y="3.8693in"><text:p>Wager contract &amp; BetCoin</text:p><text:p>contract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23" draw:name="Shape24" draw:style-name="gr4" draw:text-style-name="P10" svg:x1="6.5457in" svg:y1="4.9528in" svg:x2="6.0457in" svg:y2="4.3693in"><text:p/></draw:line><draw:line text:anchor-type="paragraph" draw:z-index="24" draw:name="Shape25" draw:style-name="gr4" draw:text-style-name="P10" svg:x1="5.202in" svg:y1="3.8693in" svg:x2="3.8583in" svg:y2="3.3902in"><text:p/></draw:line><text:tab/><text:tab/><text:tab/><text:tab/>BetCoin <text:span text:style-name="T1">network</text:span> Process Flow</text:p>
      <text:p text:style-name="P7"/>
      <text:p text:style-name="P2">Components in BetCoin Network</text:p>
      <text:p text:style-name="P2"/>
      <text:p text:style-name="P2"/>
      <text:p text:style-name="P2">Dealer<text:tab/><text:tab/>: Address who owns the RAM token. Dealer is responsible for initializing the RAM token, approve the ICO for the token, starting the wager and closing the wager.</text:p>
      <text:p text:style-name="P2"/>
      <text:p text:style-name="P2">Guest<text:tab/><text:tab/>: Any valid in network digital wallet user can be a guest to the system. They can add </text:p>
      <text:p text:style-name="P2">their own account number and apply for the RAM ICO.</text:p>
      <text:p text:style-name="P2"/>
      <text:p text:style-name="P2">Community User : Once the dealer approves the ICO , the guest becomes the community user. Once a </text:p>
      <text:p text:style-name="P2">community user, they can <text:s/>participate in any wager.</text:p>
      <text:p text:style-name="P2"/>
      <text:p text:style-name="P2"/>
      <text:p text:style-name="P2"/>
      <text:p text:style-name="P2"><text:s text:c="2"/></text:p>
      <text:p text:style-name="P2"><text:tab/><text:tab/><text:tab/><text:span text:style-name="T2">Smart contracts in BetCoin</text:span></text:p>
      <text:p text:style-name="P2"/>
      <text:p text:style-name="P3">ICORegistratcion Contract</text:p>
      <text:p text:style-name="P2"/>
      <text:p text:style-name="P2"><draw:custom-shape text:anchor-type="paragraph" draw:z-index="25" draw:name="Shape26" draw:style-name="gr15" svg:width="2.2815in" svg:height="0.6252in" svg:x="1.7854in" svg:y="0.9201in"><text:p><text:s text:c="10"/>ICORegistration.sol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6" draw:name="Shape27" draw:style-name="gr16" svg:width="1.2606in" svg:height="0.4378in" svg:x="0.1917in" svg:y="0.3575in"><text:p>Add an address to</text:p><text:p>The IPO list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27" draw:name="Shape28" draw:style-name="gr4" draw:text-style-name="P10" svg:x1="1.452in" svg:y1="0.7953in" svg:x2="1.7854in" svg:y2="0.9205in"><text:p/></draw:line><draw:custom-shape text:anchor-type="paragraph" draw:z-index="28" draw:name="Shape29" draw:style-name="gr17" svg:width="1.2815in" svg:height="0.4067in" svg:x="4.7957in" svg:y="0.389in"><text:p>Getter function to </text:p><text:p>return the list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29" draw:name="Shape30" draw:style-name="gr4" draw:text-style-name="P10" svg:x1="4.7957in" svg:y1="0.7953in" svg:x2="4.0665in" svg:y2="1.0035in"><text:p/></draw:lin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This contract holds a structure to list out all the accounts in the ICO list.</text:p>
      <text:p text:style-name="P3"/>
      <text:p text:style-name="P3"/>
      <text:p text:style-name="P3">BetCoin <text:s/>Contract</text:p>
      <text:p text:style-name="P3"><draw:custom-shape text:anchor-type="paragraph" draw:z-index="32" draw:name="Shape33" draw:style-name="gr20" svg:width="1.9378in" svg:height="0.563in" svg:x="4.5563in" svg:y="0.1866in"><text:p>Getter functions to return</text:p><text:p>The attributes of RAM token</text:p><text:p/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3"><draw:custom-shape text:anchor-type="paragraph" draw:z-index="31" draw:name="Shape32" draw:style-name="gr19" svg:width="1.6669in" svg:height="0.3961in" svg:x="-0.298in" svg:y="0.1307in"><text:p>Constructor to initialize </text:p><text:p>The RAM token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3"/>
      <text:p text:style-name="P3"><draw:line text:anchor-type="paragraph" draw:z-index="33" draw:name="Shape34" draw:style-name="gr4" draw:text-style-name="P10" svg:x1="1.3689in" svg:y1="0.1429in" svg:x2="1.9106in" svg:y2="0.5075in"><text:p/></draw:line><draw:line text:anchor-type="paragraph" draw:z-index="34" draw:name="Shape35" draw:style-name="gr4" draw:text-style-name="P10" svg:x1="4.5563in" svg:y1="0.1744in" svg:x2="4.0665in" svg:y2="0.5909in"><text:p/></draw:line></text:p>
      <text:p text:style-name="P3"/>
      <text:p text:style-name="P3"><draw:custom-shape text:anchor-type="paragraph" draw:z-index="30" draw:name="Shape31" draw:style-name="gr18" svg:width="2.2189in" svg:height="0.5524in" svg:x="1.848in" svg:y="0.1244in"><text:p><text:s text:c="17"/>BetCoin.sol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5" draw:name="Shape36" draw:style-name="gr21" svg:width="1.8543in" svg:height="0.5524in" svg:x="-0.1209in" svg:y="1.572in"><text:p>Function to initialize the </text:p><text:p>RAM ICO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36" draw:name="Shape37" draw:style-name="gr22" svg:width="2.0524in" svg:height="0.4689in" svg:x="3.6083in" svg:y="1.572in"><text:p>Function to transfer tokes from</text:p><text:p>One account to another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37" draw:name="Shape38" draw:style-name="gr4" draw:text-style-name="P10" svg:x1="1.5665in" svg:y1="1.572in" svg:x2="1.9831in" svg:y2="0.6764in"><text:p/></draw:line><draw:line text:anchor-type="paragraph" draw:z-index="38" draw:name="Shape39" draw:style-name="gr4" draw:text-style-name="P10" svg:x1="3.7437in" svg:y1="1.572in" svg:x2="3.4311in" svg:y2="0.6764in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BetCoin contract is as ERC20 token and is implemented using ERC20Interface to enable cross token transaction in a public network. Basic attributes are</text:p>
      <text:p text:style-name="P4"/>
      <text:p text:style-name="P4"><text:s/>owner <text:s text:c="2"/>==&gt; contract creators address </text:p>
      <text:p text:style-name="P4"><text:s/>symbol ==&gt; <text:s/>"B";</text:p>
      <text:p text:style-name="P4"><text:s text:c="2"/>name <text:s text:c="2"/>==&gt; <text:s/>"RAM";</text:p>
      <text:p text:style-name="P4"><text:s text:c="2"/>decimals ==&gt; <text:s/>18;</text:p>
      <text:p text:style-name="P4"><text:s text:c="2"/>totalSupply ==&gt; <text:s/>100000000 ;</text:p>
      <text:p text:style-name="P4"/>
      <text:p text:style-name="P4"><text:s/>newICO() function allot new tokens to a community user.</text:p>
      <text:p text:style-name="P4"/>
      <text:p text:style-name="P4">Transfer() function send tokens from one account to another within the community.</text:p>
      <text:p text:style-name="P4"/>
      <text:p text:style-name="P4"/>
      <text:p text:style-name="P4"/>
      <text:p text:style-name="P4">Wager contract</text:p>
      <text:p text:style-name="P4"><draw:custom-shape text:anchor-type="paragraph" draw:z-index="39" draw:name="Shape40" draw:style-name="gr23" svg:width="1.6567in" svg:height="0.6669in" svg:x="1.7854in" svg:y="1.8354in"><text:p><text:s text:c="12"/>Wager.sol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0" draw:name="Shape41" draw:style-name="gr24" svg:width="1.5732in" svg:height="0.5732in" svg:x="0.0252in" svg:y="0.6272in"><text:p>Function to start </text:p><text:p>the wager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41" draw:name="Shape42" draw:style-name="gr4" draw:text-style-name="P10" svg:x1="1.1709in" svg:y1="1.2in" svg:x2="1.8583in" svg:y2="1.8354in"><text:p/></draw:line><draw:custom-shape text:anchor-type="paragraph" draw:z-index="42" draw:name="Shape43" draw:style-name="gr25" svg:width="2.115in" svg:height="0.7713in" svg:x="3.9311in" svg:y="0.4602in"><text:p>Function to register a</text:p><text:p>Bidding by community</text:p><text:p>User</text:p><text:p/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43" draw:name="Shape44" draw:style-name="gr4" draw:text-style-name="P10" svg:x1="4.0252in" svg:y1="1.2311in" svg:x2="3.4417in" svg:y2="1.8874in"><text:p/></draw:line><draw:custom-shape text:anchor-type="paragraph" draw:z-index="44" draw:name="Shape45" draw:style-name="gr26" svg:width="1.948in" svg:height="0.7398in" svg:x="0.1398in" svg:y="3.95in"><text:p>Function to close the live</text:p><text:p>Wager and award the winners</text:p><text:p/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45" draw:name="Shape46" draw:style-name="gr4" draw:text-style-name="P10" svg:x1="1.8063in" svg:y1="3.95in" svg:x2="2.1398in" svg:y2="2.502in"><text:p/></draw:line> 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startWager function to initialize a wager</text:p>
      <text:p text:style-name="P5"/>
      <text:p text:style-name="P5">bid function to register you bid against the wager</text:p>
      <text:p text:style-name="P5"/>
      <text:p text:style-name="P5">closeWager function to close the live wager and award the winning bids.</text:p>
      <text:p text:style-name="P5"><text:soft-page-break/></text:p>
      <text:p text:style-name="P5"/>
      <text:p text:style-name="P5"><text:s text:c="32"/><text:tab/><text:tab/><text:tab/><text:tab/><text:span text:style-name="T3">BitCoin dApp </text:span></text:p>
      <text:p text:style-name="P5"/>
      <text:p text:style-name="P6">BitCoin dApp is designed using truffle/angular framework for modular implementation using web3.js module. <text:s/>The truffle framework is used in creating/testing smart contracts and deploying the contracts</text:p>
      <text:p text:style-name="P6">to any ethereum network.</text:p>
      <text:p text:style-name="P6"/>
      <text:p text:style-name="P9">Major component in BitCoin dApp </text:p>
      <text:p text:style-name="P9"/>
      <text:p text:style-name="P9">1. GUI designed in truffle / angular / web3.js framework</text:p>
      <text:p text:style-name="P9">2. Digital wallet Metamask to hold all valid account holders from ganache local network</text:p>
      <text:p text:style-name="P9">3. Ganache local ethereum network.</text:p>
      <text:p text:style-name="P9">4. Solidity smart contract</text:p>
      <text:p text:style-name="P9"/>
      <text:p text:style-name="P9"/>
      <text:p text:style-name="P9">Major component in GUI</text:p>
      <text:p text:style-name="P9"/>
      <text:p text:style-name="P9">1. Dealers ==&gt; The address who launch all the solidity smart contract to ganache local network</text:p>
      <text:p text:style-name="P9">2. ICO <text:s text:c="5"/>==&gt; Place holder where any valid digital wallet account holder can regiter for betcoin ICO</text:p>
      <text:p text:style-name="P9"><text:tab/>by registering their digital account address</text:p>
      <text:p text:style-name="P9">3. Community <text:s text:c="3"/>==&gt; From the list of eligible ICO, dealer choose to approve the account and grand initial betcoin tokens</text:p>
      <text:p text:style-name="P9">4. Wager<text:tab/>==&gt; Dealer can start a boolean based wager and also <text:s/>can end the wager at the appropriate time and do the settlement for winning <text:s text:c="2"/>bids.</text:p>
      <text:p text:style-name="P9">5. Bidding<text:tab/>==&gt; Any registered address from the community can place a bid for the running wager</text:p>
      <text:p text:style-name="P9">based on boolen response.</text:p>
      <text:p text:style-name="P9">6. Transaction<text:tab/><text:tab/>==&gt; <text:s/>Functionality to display the content of any given block within the local network</text:p>
      <text:p text:style-name="P9">7. Settings<text:tab/>==&gt; Functionality to display the basic characteristics of the local networ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02:27:39.614125728</meta:creation-date>
    <dc:date>2019-02-28T22:02:53.435071092</dc:date>
    <meta:editing-duration>PT1H24M8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4" meta:paragraph-count="43" meta:word-count="416" meta:character-count="2604" meta:non-whitespace-character-count="2141"/>
  </office:meta>
</office:document-meta>
</file>